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538e" officeooo:paragraph-rsid="001e538e"/>
    </style:style>
    <style:style style:name="P2" style:family="paragraph" style:parent-style-name="Text_20_body">
      <style:text-properties officeooo:rsid="001e538e" officeooo:paragraph-rsid="001e538e"/>
    </style:style>
    <style:style style:name="P3" style:family="paragraph" style:parent-style-name="Text_20_body">
      <style:text-properties officeooo:rsid="001e538e" officeooo:paragraph-rsid="001e538e"/>
    </style:style>
    <style:style style:name="P4" style:family="paragraph" style:parent-style-name="Text_20_body">
      <style:text-properties officeooo:rsid="001e538e" officeooo:paragraph-rsid="00214325"/>
    </style:style>
    <style:style style:name="P5" style:family="paragraph" style:parent-style-name="Text_20_body">
      <style:text-properties officeooo:rsid="00214325" officeooo:paragraph-rsid="00214325"/>
    </style:style>
    <style:style style:name="P6" style:family="paragraph" style:parent-style-name="Text_20_body">
      <style:text-properties officeooo:rsid="00260b96" officeooo:paragraph-rsid="00260b96"/>
    </style:style>
    <style:style style:name="P7" style:family="paragraph" style:parent-style-name="Text_20_body">
      <style:text-properties officeooo:rsid="002bf9c7" officeooo:paragraph-rsid="002bf9c7"/>
    </style:style>
    <style:style style:name="T1" style:family="text">
      <style:text-properties officeooo:rsid="00214325"/>
    </style:style>
    <style:style style:name="T2" style:family="text">
      <style:text-properties officeooo:rsid="00227200"/>
    </style:style>
    <style:style style:name="T3" style:family="text">
      <style:text-properties officeooo:rsid="00244b76"/>
    </style:style>
    <style:style style:name="T4" style:family="text">
      <style:text-properties officeooo:rsid="00260b96"/>
    </style:style>
    <style:style style:name="T5" style:family="text">
      <style:text-properties officeooo:rsid="00285faf"/>
    </style:style>
    <style:style style:name="T6" style:family="text">
      <style:text-properties officeooo:rsid="0029e769"/>
    </style:style>
    <style:style style:name="T7" style:family="text">
      <style:text-properties officeooo:rsid="002a0dd2"/>
    </style:style>
    <style:style style:name="T8" style:family="text">
      <style:text-properties officeooo:rsid="002cdd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s (names tentative)</text:p>
      <text:p text:style-name="P2">Joker: player character. Sword/large combat knife, shotgun. Close quarter combat, limited ranged. Wears blue scarf, bandanna, (maybe?)shades. Attire similar to mercenary/private security. <text:span text:style-name="T7">Reckless, impulsive. Adaptive.</text:span></text:p>
      <text:p text:style-name="P2"><text:tab/><text:span text:style-name="T2">Likes: Drinking. working out. Hunting. Fighting. Work.</text:span></text:p>
      <text:p text:style-name="P2"><text:tab/><text:span text:style-name="T2">Dislikes: Waiting. Cheap shots. Liars. Boredom. Weakness. Bad guys. </text:span></text:p>
      <text:p text:style-name="P2">Raven: Leader of player group (name needed). Silver/black spear, blind folds, black hair half tied up. Silver/blue robe/dress. Close quarter, aggressive fighting. Eyes, and small area around, completely black save for thin, shimmering white iris.</text:p>
      <text:p text:style-name="P2"><text:tab/><text:span text:style-name="T3">Likes: Companions. (former) friends. Peace and quiet. Predictability.</text:span></text:p>
      <text:p text:style-name="P2"><text:tab/><text:span text:style-name="T3">Dislikes: Recklessness. Messiness. Infighting.</text:span></text:p>
      <text:p text:style-name="P4">Green bolt/Bunny/Kaguya: Leader of military junta ruling over US/Canada/Northern Mexico. Hand to hand combat, moves like lightning. Green lightning effects on <text:span text:style-name="T1">attacks and fast movement. </text:span><text:span text:style-name="T8">Great respect for her soldiers. Pretty unhinged at times</text:span></text:p>
      <text:p text:style-name="P4"><text:span text:style-name="T1"><text:tab/>Likes: Fair fights. Loyalty. Honor. Honest people. Strength. </text:span><text:span text:style-name="T2">Bravery. Meat. Riffing. Drinking. </text:span><text:span text:style-name="T4">Fighting Joker</text:span></text:p>
      <text:p text:style-name="P4"><text:span text:style-name="T1"><text:tab/>Dislikes: Cowardly leaders. </text:span><text:span text:style-name="T2">Waiting. Well done steak. Lying (still lies herself). Cheating.</text:span></text:p>
      <text:p text:style-name="P2"><text:tab/><text:span text:style-name="T1">Followers: Mechs, soldiers, soldiers in mech suits. Military vehicles; Tanks, helicopters</text:span></text:p>
      <text:p text:style-name="P5"><text:span text:style-name="T3">T</text:span>he pink one (Name tentative. Cathy maybe?): Took over europe, parts of asia. Lobotomized population, temporary. Fights mostly ranged. Bullet-hell type fight. Occasional string melee attack. <text:span text:style-name="T4">Has a flying star familiar/pet that also attacks. Star based attacks.</text:span> <text:span text:style-name="T3">Acts likes typical magical girl hero at times, breaks character a lot. Swears a bit. </text:span><text:span text:style-name="T8">Also unhinged</text:span></text:p>
      <text:p text:style-name="P5"><text:tab/><text:span text:style-name="T2">Likes: </text:span><text:span text:style-name="T3">Drinking. Friends. Talking to people. Peace. </text:span></text:p>
      <text:p text:style-name="P5"><text:tab/><text:span text:style-name="T3">Dislikes: Villains. Chaos. Complicated problems. </text:span><text:span text:style-name="T4">Fighting</text:span></text:p>
      <text:p text:style-name="P5"><text:tab/>Followers: Autonomous robots entirely. </text:p>
      <text:p text:style-name="P6">The eco-terrorist one (Name tentative. No idea lmao): Hangs out with other hippies, tree huggers, and anarchist. Attacks major infrastructure, engages in guerrilla warfare. Attempting to “restart” society. Fights with dark-matter axe and gravity based power. <text:span text:style-name="T5">Heavy hitting melee, throws and moves axe with gravity powers.</text:span></text:p>
      <text:p text:style-name="P6"><text:tab/><text:span text:style-name="T5">Likes: Outdoors. </text:span><text:span text:style-name="T6">Simple life. Alone time. Gardening. Nature. Camping</text:span></text:p>
      <text:p text:style-name="P6"><text:tab/><text:span text:style-name="T6">Dislike: City life. Pollution. Weak leaders. Infighting. Drunks</text:span></text:p>
      <text:p text:style-name="P7">Harliquins: Zombie-like creatures that resemble harliquins/jesters/clowns etc. due to combination of peeling flesh, exposed bones, and pitch-black eyes and spots. Incoherent speech. Indiscriminate killing, <text:soft-page-break/>focused on Joker or the magical girls when they are around. Can fuse with corpses/other harlequins to sprout weapons. <text:span text:style-name="T8">Not unhinged. Annoyed by pink and green a lot.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5:02:39.973000000</meta:creation-date>
    <dc:date>2024-11-22T18:39:16.612000000</dc:date>
    <meta:editing-duration>PT12H36M10S</meta:editing-duration>
    <meta:editing-cycles>7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19" meta:word-count="348" meta:character-count="2602" meta:non-whitespace-character-count="2257"/>
  </office:meta>
</office:document-meta>
</file>